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22">
      <style:paragraph-properties fo:margin-left="0.4925in" fo:margin-right="0in" fo:text-indent="0in" style:auto-text-indent="false"/>
    </style:style>
    <style:style style:name="P75" style:family="paragraph" style:parent-style-name="Text_20_body" style:list-style-name="L27">
      <style:paragraph-properties fo:margin-left="0.4925in" fo:margin-right="0in" fo:text-indent="0in" style:auto-text-indent="false"/>
    </style:style>
    <style:style style:name="P76" style:family="paragraph" style:parent-style-name="Text_20_body" style:list-style-name="L33">
      <style:paragraph-properties fo:margin-left="0.8681in" fo:margin-right="0in" fo:text-indent="0in" style:auto-text-indent="fals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2">
      <style:paragraph-properties fo:margin-left="0.4925in" fo:margin-right="0in" fo:text-indent="0in" style:auto-text-indent="false"/>
    </style:style>
    <style:style style:name="P82" style:family="paragraph" style:parent-style-name="Standard" style:list-style-name="L25"/>
    <style:style style:name="P83" style:family="paragraph" style:parent-style-name="Standard" style:list-style-name="L33"/>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6/2018 13:09:51&#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7/06/2018 13:09:5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753856852" text:style-name="L1">
        <text:list-item>
          <text:p text:style-name="P41">Basic macros with add-on buttons and / or menus (just like the old Add-On concept)</text:p>
        </text:list-item>
        <text:list-item>
          <text:p text:style-name="P41">Java, JavaScript, Beanshell, Python based scripts with add-on buttons and / or menus</text:p>
        </text:list-item>
        <text:list-item>
          <text:p text:style-name="P41">Only a script library or dialog library without any addition or change in buttons or menu </text:p>
        </text:list-item>
        <text:list-item>
          <text:p text:style-name="P41">Configuration files, including changes (mergings) in existing menus and toolbars</text:p>
        </text:list-item>
        <text:list-item>
          <text:p text:style-name="P41">Extensions containing Uno components</text:p>
        </text:list-item>
        <text:list-item>
          <text:p text:style-name="P41">Extensions using libraries in native computer language.</text:p>
        </text:list-item>
        <text:list-item>
          <text:p text:style-name="P41">Or a mix of the elements above.</text:p>
        </text:list-item>
        <text:list-item>
          <text:p text:style-name="P4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74070544" text:style-name="L2">
        <text:list-item>
          <text:p text:style-name="P42">Version 2.1.2 :</text:p>
        </text:list-item>
      </text:list>
      <text:list xml:id="list677545928" text:style-name="L3">
        <text:list-item>
          <text:list>
            <text:list-item>
              <text:p text:style-name="P43">Localized help : resolved non-functional hyperlink due to API incompatibility introduced by Apache OpenOffice 4.1 (and LibreOffice 4.0).</text:p>
            </text:list-item>
          </text:list>
        </text:list-item>
      </text:list>
      <text:list xml:id="list130957296955039" text:continue-list="list2574070544" text:style-name="L2">
        <text:list-item>
          <text:p text:style-name="P42">Version 2.1.1 :</text:p>
        </text:list-item>
      </text:list>
      <text:list xml:id="list1868300487" text:style-name="L4">
        <text:list-item>
          <text:list>
            <text:list-item>
              <text:p text:style-name="P44">Documentation chapter 3.7.10 <text:span text:style-name="InstructionMacro">setMergePoint</text:span>, the list of commands for Arg2 was incorrect.</text:p>
            </text:list-item>
            <text:list-item>
              <text:p text:style-name="P44">Example in module Template7 had an incorrect argument Arg3 in <text:span text:style-name="InstructionMacro">setMergePoint</text:span>.</text:p>
            </text:list-item>
            <text:list-item>
              <text:p text:style-name="P44">When creating an hyperlink in a help page, the keyword (internal, external, etc) is now recognized in any character case.</text:p>
            </text:list-item>
            <text:list-item>
              <text:p text:style-name="P44">Creation of localized help, hyperlink to an existing OpenOffice help page : the address of a help page displayed by the macro was incorrect when the page was found by a help search.</text:p>
            </text:list-item>
          </text:list>
        </text:list-item>
      </text:list>
      <text:list xml:id="list130957242232662" text:continue-list="list130957296955039" text:style-name="L2">
        <text:list-item>
          <text:p text:style-name="P42">Version 2.1.0 :</text:p>
        </text:list-item>
      </text:list>
      <text:list xml:id="list3317639294" text:style-name="L5">
        <text:list-item>
          <text:list>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item>
      </text:list>
      <text:list xml:id="list130957972075897" text:continue-list="list130957242232662" text:style-name="L2">
        <text:list-item>
          <text:p text:style-name="P42">Version 2.0.0 :</text:p>
        </text:list-item>
      </text:list>
      <text:list xml:id="list1268727838" text:style-name="L6">
        <text:list-item>
          <text:list>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item>
      </text:list>
      <text:list xml:id="list130957388023305" text:continue-list="list130957972075897" text:style-name="L2">
        <text:list-item>
          <text:p text:style-name="P42">Version 1.5.3 :</text:p>
        </text:list-item>
      </text:list>
      <text:list xml:id="list4242845534" text:style-name="L7">
        <text:list-item>
          <text:list>
            <text:list-item>
              <text:p text:style-name="P47">Help pages containing an hyperlink to an OpenOffice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63657608" text:style-name="L8">
        <text:list-item>
          <text:p text:style-name="P48">Basic library Standard, Module1 : your instruction inside the Sub myExtension</text:p>
        </text:list-item>
        <text:list-item>
          <text:p text:style-name="P48">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8">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54266033" text:style-name="L9">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8890747" text:style-name="L10">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2414583614" text:style-name="L11">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24226442" text:style-name="L12">
        <text:list-item text:start-value="1">
          <text:p text:style-name="P52"><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0293344" text:style-name="L13">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1893056192" text:style-name="L14">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62518432" text:style-name="L15">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87858413" text:style-name="L16">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58573126" text:style-name="L17">
        <text:list-item>
          <text:p text:style-name="P57">Arg1 : <text:span text:style-name="InstructionMacro">String</text:span> : mandatory, type of control used for the button</text:p>
        </text:list-item>
      </text:list>
      <text:list xml:id="list3398515645" text:style-name="L18">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9396495" text:style-name="L19">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02869999" text:style-name="L20">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850163107" text:style-name="L21">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23673642" text:style-name="L22">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28844412" text:style-name="L23">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3">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9"><text:soft-page-break/>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45623038" text:style-name="L24">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667189340" text:style-name="L25">
        <text:list-item text:start-value="1">
          <text:p text:style-name="P8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07676743" text:style-name="L26">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312996211" text:style-name="L27">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863244027" text:style-name="L28">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608894729" text:style-name="L29">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22488197" text:style-name="L30">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36777822" text:style-name="L31">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14458980" text:style-name="L32">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533151739" text:style-name="L33">
        <text:list-item text:start-value="1">
          <text:p text:style-name="P8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88645708" text:style-name="L34">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0"><text:soft-page-break/>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20899718" text:style-name="L35">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7197086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6504651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2844829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095916670582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433874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0816223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004363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0957499978704" text:continue-list="list347197086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0959169805996" text:continue-list="list13095916670582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30958370809479" text:continue-list="list1309574999787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